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7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8" style:family="paragraph" style:parent-style-name="Header">
      <style:text-properties officeooo:paragraph-rsid="00130f00"/>
    </style:style>
    <style:style style:name="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2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3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5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6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4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4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4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0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1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2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3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4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5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6" style:family="paragraph" style:parent-style-name="Footer">
      <style:text-properties style:font-name="Arial" fo:font-size="7pt" style:font-size-asian="7pt" style:font-name-complex="Arial" style:font-size-complex="7pt"/>
    </style:style>
    <style:style style:name="P57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0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1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Calibri" fo:font-size="5pt" style:font-size-asian="5pt" style:font-size-complex="5pt"/>
    </style:style>
    <style:style style:name="P71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72" style:family="paragraph" style:parent-style-name="Header">
      <style:text-properties style:font-name="Arial" fo:font-size="8pt" fo:font-style="italic" fo:font-weight="normal" officeooo:rsid="00391201" officeooo:paragraph-rsid="00391201" style:font-size-asian="8pt" style:font-style-asian="italic" style:font-weight-asian="normal" style:font-name-complex="Arial" style:font-size-complex="8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7pt" style:font-size-asian="7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221f1f" fo:letter-spacing="-0.007cm" fo:font-style="italic" style:font-style-asian="italic" style:font-name-complex="Lucida Sans" style:font-style-complex="italic"/>
    </style:style>
    <style:style style:name="T9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0" style:family="text">
      <style:text-properties officeooo:rsid="0032ee30"/>
    </style:style>
    <style:style style:name="T11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2" style:family="text">
      <style:text-properties style:font-name="Colibri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23c3b9"/>
    </style:style>
    <style:style style:name="T17" style:family="text">
      <style:text-properties fo:font-size="7pt" style:font-size-asian="7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4">COD. ARTICOLO</text:p>
          </table:table-cell>
          <table:table-cell table:style-name="Tabella4.A1" office:value-type="string">
            <text:p text:style-name="P25">DESCRIZIONE ARTICOLO</text:p>
          </table:table-cell>
          <table:table-cell table:style-name="Tabella4.A1" office:value-type="string">
            <text:p text:style-name="P26">U.M.<text:span text:style-name="T16"> <text:s text:c="9"/></text:span></text:p>
          </table:table-cell>
          <table:table-cell table:style-name="Tabella4.A1" office:value-type="string">
            <text:p text:style-name="P26">QUANTITA' <text:s text:c="17"/></text:p>
          </table:table-cell>
          <table:table-cell table:style-name="Tabella4.A1" office:value-type="string">
            <text:p text:style-name="P26">PREZZO <text:s text:c="21"/></text:p>
          </table:table-cell>
          <table:table-cell table:style-name="Tabella4.A1" office:value-type="string">
            <text:p text:style-name="P27">SC. %</text:p>
          </table:table-cell>
          <table:table-cell table:style-name="Tabella4.A1" office:value-type="string">
            <text:p text:style-name="P27">IMPORTO</text:p>
          </table:table-cell>
          <table:table-cell table:style-name="Tabella4.H1" office:value-type="string">
            <text:p text:style-name="P27">IVA</text:p>
          </table:table-cell>
        </table:table-row>
        <table:table-row>
          <table:table-cell table:style-name="Tabella4.A2" table:number-columns-spanned="8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7"><text:placeholder text:placeholder-type="text">&lt;line.name or ''&gt;</text:placeholder></text:p>
          </table:table-cell>
          <table:table-cell table:style-name="Tabella4.A3" office:value-type="string">
            <text:p text:style-name="P60"><text:placeholder text:placeholder-type="text">&lt;line.uos_id and line.uos_id.name or ''&gt;</text:placeholder></text:p>
          </table:table-cell>
          <table:table-cell table:style-name="Tabella4.A3" office:value-type="string">
            <text:p text:style-name="P69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2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3"><text:span text:style-name="T12"><text:placeholder text:placeholder-type="text">&lt;if test="line.discount != 0.00"&gt;</text:placeholder></text:span><text:placeholder text:placeholder-type="text">&lt;formatLang(line.discount)&gt;</text:placeholder><text:span text:style-name="T12"><text:placeholder text:placeholder-type="text">&lt;/if&gt;</text:placeholder></text:span></text:p>
          </table:table-cell>
          <table:table-cell table:style-name="Tabella4.A3" office:value-type="string">
            <text:p text:style-name="P62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1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39654*"/>
    </style:style>
    <style:style style:name="Tabella1.B" style:family="table-column">
      <style:table-column-properties style:column-width="7.504cm" style:rel-column-width="25881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5cm" fo:margin-top="0cm" fo:margin-bottom="0cm" table:align="margins"/>
    </style:style>
    <style:style style:name="Tabella2.A" style:family="table-column">
      <style:table-column-properties style:column-width="1.404cm" style:rel-column-width="12262*"/>
    </style:style>
    <style:style style:name="Tabella2.B" style:family="table-column">
      <style:table-column-properties style:column-width="6.101cm" style:rel-column-width="53273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>
      <style:table-properties style:width="19.001cm" table:align="margins"/>
    </style:style>
    <style:style style:name="TabellaPie.A" style:family="table-column">
      <style:table-column-properties style:column-width="3.399cm" style:rel-column-width="11723*"/>
    </style:style>
    <style:style style:name="TabellaPie.B" style:family="table-column">
      <style:table-column-properties style:column-width="1.3cm" style:rel-column-width="4483*"/>
    </style:style>
    <style:style style:name="TabellaPie.C" style:family="table-column">
      <style:table-column-properties style:column-width="2.2cm" style:rel-column-width="7586*"/>
    </style:style>
    <style:style style:name="TabellaPie.D" style:family="table-column">
      <style:table-column-properties style:column-width="3cm" style:rel-column-width="10347*"/>
    </style:style>
    <style:style style:name="TabellaPie.E" style:family="table-column">
      <style:table-column-properties style:column-width="0.799cm" style:rel-column-width="2755*"/>
    </style:style>
    <style:style style:name="TabellaPie.F" style:family="table-column">
      <style:table-column-properties style:column-width="0.801cm" style:rel-column-width="2762*"/>
    </style:style>
    <style:style style:name="TabellaPie.H" style:family="table-column">
      <style:table-column-properties style:column-width="1.498cm" style:rel-column-width="5165*"/>
    </style:style>
    <style:style style:name="TabellaPie.I" style:family="table-column">
      <style:table-column-properties style:column-width="3.006cm" style:rel-column-width="10367*"/>
    </style:style>
    <style:style style:name="TabellaPie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Pie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Pie.2" style:family="table-row">
      <style:table-row-properties style:min-row-height="0.122cm"/>
    </style:style>
    <style:style style:name="TabellaPie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Pie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Pie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text-properties style:font-name="Arial" fo:font-size="8pt" fo:font-style="italic" fo:font-weight="normal" officeooo:rsid="00391201" officeooo:paragraph-rsid="00391201" style:font-size-asian="8pt" style:font-style-asian="italic" style:font-weight-asian="normal" style:font-name-complex="Arial" style:font-size-complex="8pt" style:font-weight-complex="normal"/>
    </style:style>
    <style:style style:name="M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9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1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3" style:family="paragraph" style:parent-style-name="Header">
      <style:text-properties officeooo:paragraph-rsid="00130f00"/>
    </style:style>
    <style:style style:name="MP34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38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39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0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3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4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6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47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48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4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0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1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2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3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4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5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57" style:family="paragraph" style:parent-style-name="Standard">
      <style:paragraph-properties fo:text-align="justify" style:justify-single-word="false"/>
      <style:text-properties style:font-name="Calibri" fo:font-size="5pt" style:font-size-asian="5pt" style:font-size-complex="5pt"/>
    </style:style>
    <style:style style:name="MT1" style:family="text">
      <style:text-properties style:font-name="Arial"/>
    </style:style>
    <style:style style:name="MT2" style:family="text"/>
    <style:style style:name="MT3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4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221f1f" fo:letter-spacing="-0.007cm" fo:font-style="italic" style:font-style-asian="italic" style:font-name-complex="Lucida Sans" style:font-style-complex="italic"/>
    </style:style>
    <style:style style:name="MT8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9" style:family="text">
      <style:text-properties officeooo:rsid="0032ee30"/>
    </style:style>
    <style:style style:name="MT10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1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1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4">Email <text:a xlink:type="simple" xlink:href="mailto:info@sinfocom.it" text:style-name="Internet_20_link" text:visited-style-name="Visited_20_Internet_20_Link">info@sinfocom.it</text:a></text:p>
                    <text:p text:style-name="MP4">Pec sinfocom@legalmail.it</text:p>
                    <text:p text:style-name="MP4">Web http://www.sinfocom.it</text:p>
                    <text:p text:style-name="MP2">P.Iva IT03462100540</text:p>
                    <text:p text:style-name="MP5"/>
                  </table:table-cell>
                </table:table-row>
              </table:table>
              <text:p text:style-name="MP6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7"><text:placeholder text:placeholder-type="text">&lt;o.partner_id.title and o.partner_id.title.name or ''&gt;</text:placeholder></text:p>
              <text:p text:style-name="MP7"><text:placeholder text:placeholder-type="text">&lt;o.partner_id.name or ''&gt;</text:placeholder></text:p>
              <text:p text:style-name="MP8"><text:placeholder text:placeholder-type="text">&lt;o.partner_id.street or ''&gt;</text:placeholder> <text:placeholder text:placeholder-type="text">&lt;o.partner_id.street2 or ''&gt;</text:placeholder></text:p>
              <text:p text:style-name="MP8"><text:placeholder text:placeholder-type="text">&lt;o.partner_id.zip or ''&gt;</text:placeholder> <text:placeholder text:placeholder-type="text">&lt;o.partner_id.city or ''&gt;</text:placeholder></text:p>
              <text:p text:style-name="MP9"><text:span text:style-name="Teletype"><text:span text:style-name="MT3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0">DESTINAZIONE SE DIVERSA</text:p>
              <text:p text:style-name="MP11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2">PARTITA IVA e/o CODICE FISCALE</text:p>
              <text:p text:style-name="MP13"><text:placeholder text:placeholder-type="text">&lt;o.partner_id.vat or ''&gt;</text:placeholder></text:p>
            </table:table-cell>
            <table:table-cell table:style-name="Tabella3.A2" office:value-type="string">
              <text:p text:style-name="MP12">CODICE CLIENTE</text:p>
              <text:p text:style-name="MP14"><text:placeholder text:placeholder-type="text">&lt;o.partner_id.ref or ''&gt;</text:placeholder></text:p>
            </table:table-cell>
            <table:table-cell table:style-name="Tabella3.A2" office:value-type="string">
              <text:p text:style-name="MP12">AGENTE</text:p>
              <text:p text:style-name="MP15"/>
            </table:table-cell>
            <table:table-cell table:style-name="Tabella3.D2" table:number-columns-spanned="2" office:value-type="string">
              <text:p text:style-name="MP16">TIPO DOCUMENTO</text:p>
              <text:p text:style-name="MP17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18">CODICE PAGAMENTO</text:p>
              <text:p text:style-name="MP19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0">PAG</text:p>
              <text:p text:style-name="MP21"><text:page-number text:select-page="current">2</text:page-number>/<text:page-count>2</text:page-count> </text:p>
            </table:table-cell>
            <table:table-cell table:style-name="Tabella3.A2" office:value-type="string">
              <text:p text:style-name="MP22">N° DOCUMENTO</text:p>
              <text:p text:style-name="MP23"><text:placeholder text:placeholder-type="text">&lt;o.number or ''&gt;</text:placeholder></text:p>
            </table:table-cell>
            <table:table-cell table:style-name="Tabella3.D2" office:value-type="string">
              <text:p text:style-name="MP22">DATA DOCUMENTO</text:p>
              <text:p text:style-name="MP24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5">BANCA APPOGGIO</text:p>
              <text:p text:style-name="MP26"><text:span text:style-name="MT4"><text:placeholder text:placeholder-type="text">&lt;if test="o.partner_bank_id"&gt;</text:placeholder></text:span><text:span text:style-name="MT5"><text:placeholder text:placeholder-type="text">&lt;o.partner_bank_id.bank.name&gt;</text:placeholder></text:span><text:span text:style-name="MT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7">IBAN</text:p>
              <text:p text:style-name="MP28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0">SCADENZE</text:p>
              <text:p text:style-name="MP29"><text:text-input text:description="&lt;for each=&quot;move_line in o.move_id.line_id&quot;&gt;">for</text:text-input></text:p>
              <text:p text:style-name="MP29"><text:text-input text:description="&lt;if test=&quot;move_line.date_maturity&quot;&gt;">IF2</text:text-input></text:p>
              <text:p text:style-name="MP30"><text:span text:style-name="MT7"><text:text-input text:description="&lt;formatLang(move_line.date_maturity,date='true')&gt;">$4400</text:text-input></text:span><text:span text:style-name="MT7"> - </text:span><text:span text:style-name="MT8"><text:placeholder text:placeholder-type="text">&lt;o.currency_id.symbol or ''&gt;</text:placeholder></text:span><text:span text:style-name="MT8"> </text:span><text:span text:style-name="MT7"><text:text-input text:description="&lt;formatLang(move_line.debit)&gt;">$4400</text:text-input></text:span></text:p>
              <text:p text:style-name="MP31"><text:span text:style-name="MT7"><text:text-input text:description="&lt;/if&gt;">end if</text:text-input></text:span><text:span text:style-name="MT7"> </text:span></text:p>
              <text:p text:style-name="MP32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3"/>
      </style:header>
      <style:footer>
        <table:table table:name="TabellaPie" table:style-name="TabellaPie">
          <table:table-column table:style-name="TabellaPie.A"/>
          <table:table-column table:style-name="TabellaPie.B"/>
          <table:table-column table:style-name="TabellaPie.C"/>
          <table:table-column table:style-name="TabellaPie.D"/>
          <table:table-column table:style-name="TabellaPie.E"/>
          <table:table-column table:style-name="TabellaPie.F"/>
          <table:table-column table:style-name="TabellaPie.D"/>
          <table:table-column table:style-name="TabellaPie.H"/>
          <table:table-column table:style-name="TabellaPie.I"/>
          <table:table-row>
            <table:table-cell table:style-name="TabellaPie.A1" table:number-rows-spanned="3" table:number-columns-spanned="6" office:value-type="string">
              <text:p text:style-name="MP34">ANNOTAZIONI</text:p>
              <text:p text:style-name="MP35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Pie.A1" office:value-type="string">
              <text:p text:style-name="MP36">IMPONIBILE</text:p>
            </table:table-cell>
            <table:table-cell table:style-name="TabellaPie.A1" office:value-type="string">
              <text:p text:style-name="MP36">IVA</text:p>
            </table:table-cell>
            <table:table-cell table:style-name="TabellaPie.I1" office:value-type="string">
              <text:p text:style-name="MP37">IMPORTO IVA</text:p>
            </table:table-cell>
          </table:table-row>
          <table:table-row table:style-name="TabellaPie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G2" table:number-columns-spanned="3" office:value-type="string">
              <text:p text:style-name="MP3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Pie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G3" table:number-rows-spanned="2" office:value-type="string">
              <text:p text:style-name="MP39"><text:placeholder text:placeholder-type="text">&lt;italian_number(line.base) or ''&gt;</text:placeholder></text:p>
            </table:table-cell>
            <table:table-cell table:style-name="TabellaPie.G3" table:number-rows-spanned="2" office:value-type="string">
              <text:p text:style-name="MP40"><text:placeholder text:placeholder-type="text">&lt;line.name.replace('(debito)','').replace('(credito)','') or ''&gt;</text:placeholder></text:p>
            </table:table-cell>
            <table:table-cell table:style-name="TabellaPie.G2" table:number-rows-spanned="2" office:value-type="string">
              <text:p text:style-name="MP41"><text:placeholder text:placeholder-type="text">&lt;italian_number(line.amount) or ''&gt;</text:placeholder></text:p>
            </table:table-cell>
          </table:table-row>
          <table:table-row>
            <table:table-cell table:style-name="TabellaPie.G3" table:number-rows-spanned="2" office:value-type="string">
              <text:p text:style-name="MP42">CAUSALE</text:p>
            </table:table-cell>
            <table:table-cell table:style-name="TabellaPie.G3" table:number-rows-spanned="2" office:value-type="string">
              <text:p text:style-name="MP43">% <text:span text:style-name="MT9">SC.</text:span></text:p>
            </table:table-cell>
            <table:table-cell table:style-name="TabellaPie.G3" table:number-rows-spanned="2" office:value-type="string">
              <text:p text:style-name="MP42">IMPORTO SCONTO</text:p>
            </table:table-cell>
            <table:table-cell table:style-name="TabellaPie.G3" table:number-rows-spanned="2" office:value-type="string">
              <text:p text:style-name="MP42">TOTALE MERCE</text:p>
            </table:table-cell>
            <table:table-cell table:style-name="TabellaPie.G3" table:number-rows-spanned="2" table:number-columns-spanned="2" office:value-type="string">
              <text:p text:style-name="MP44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G2" table:number-columns-spanned="3" office:value-type="string">
              <text:p text:style-name="MP45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Pie.G3" table:number-columns-spanned="2" office:value-type="string">
              <text:p text:style-name="MP42">ASPETTO DEI BENI</text:p>
              <text:p text:style-name="MP46"/>
            </table:table-cell>
            <table:covered-table-cell/>
            <table:table-cell table:style-name="TabellaPie.G3" office:value-type="string">
              <text:p text:style-name="MP42">N. COLLI</text:p>
              <text:p text:style-name="MP46"/>
            </table:table-cell>
            <table:table-cell table:style-name="TabellaPie.G3" office:value-type="string">
              <text:p text:style-name="MP42">TRASPORTO</text:p>
              <text:p text:style-name="MP46"/>
            </table:table-cell>
            <table:table-cell table:style-name="TabellaPie.G3" table:number-columns-spanned="2" office:value-type="string">
              <text:p text:style-name="MP44">RIMBORSI</text:p>
              <text:p text:style-name="MP47"/>
            </table:table-cell>
            <table:covered-table-cell/>
            <table:table-cell table:style-name="TabellaPie.G3" office:value-type="string">
              <text:p text:style-name="MP48">TOTALE IMPONIBILE</text:p>
              <text:p text:style-name="MP49"><text:placeholder text:placeholder-type="text">&lt;italian_number(o.amount_untaxed, precision=2)&gt;</text:placeholder></text:p>
            </table:table-cell>
            <table:table-cell table:style-name="TabellaPie.G2" table:number-columns-spanned="2" office:value-type="string">
              <text:p text:style-name="MP50">TOTALE IVA</text:p>
              <text:p text:style-name="MP51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Pie.A1" office:value-type="string">
              <text:p text:style-name="MP50">TRASPORTO CURA DEL</text:p>
              <text:p text:style-name="MP52"/>
            </table:table-cell>
            <table:table-cell table:style-name="TabellaPie.A1" table:number-columns-spanned="2" office:value-type="string">
              <text:p text:style-name="MP50">INIZIO TRASPORTO</text:p>
              <text:p text:style-name="MP52"/>
            </table:table-cell>
            <table:covered-table-cell/>
            <table:table-cell table:style-name="TabellaPie.A1" table:number-columns-spanned="2" office:value-type="string">
              <text:p text:style-name="MP53">FIRMA DEL CONDUCENTE</text:p>
              <text:p text:style-name="MP54"/>
            </table:table-cell>
            <table:covered-table-cell/>
            <table:table-cell table:style-name="TabellaPie.A1" table:number-columns-spanned="2" office:value-type="string">
              <text:p text:style-name="MP55">FIRMA DEL DESTINATARIO</text:p>
            </table:table-cell>
            <table:covered-table-cell/>
            <table:table-cell table:style-name="TabellaPie.I1" table:number-rows-spanned="2" table:number-columns-spanned="2" office:value-type="string">
              <text:p text:style-name="MP50">TOTALE DOCUMENTO</text:p>
              <text:p text:style-name="MP50"/>
              <text:p text:style-name="MP56"><text:span text:style-name="MT10"><text:placeholder text:placeholder-type="text">&lt;o.currency_id.symbol or ''&gt;</text:placeholder></text:span> <text:span text:style-name="MT11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Pie.G3" table:number-columns-spanned="3" office:value-type="string">
              <text:p text:style-name="MP50">VETTORI, RAGIONE SOCIALE E INDIRIZZO</text:p>
              <text:p text:style-name="MP52"/>
            </table:table-cell>
            <table:covered-table-cell/>
            <table:covered-table-cell/>
            <table:table-cell table:style-name="TabellaPie.G3" table:number-columns-spanned="2" office:value-type="string">
              <text:p text:style-name="MP50">FIRMA DEL VETTORE</text:p>
              <text:p text:style-name="MP52"/>
            </table:table-cell>
            <table:covered-table-cell/>
            <table:table-cell table:style-name="TabellaPie.G3" table:number-columns-spanned="2" office:value-type="string">
              <text:p text:style-name="MP53">DATA E ORA RITIRO</text:p>
              <text:p text:style-name="MP54"/>
            </table:table-cell>
            <table:covered-table-cell/>
            <table:covered-table-cell/>
            <table:covered-table-cell/>
          </table:table-row>
          <table:table-row>
            <table:table-cell table:style-name="TabellaPie.A9" table:number-columns-spanned="9" office:value-type="string">
              <text:p text:style-name="MP57">I Vs. dati anagrafici sono da noi considerati esatti sotto la Vs. responsabilità, salvo diversa comunicazione, come previsto dall'art. 41 DPR 26/10/72 n° 633.</text:p>
              <text:p text:style-name="MP5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09:02:02.992000000</dc:date>
    <meta:print-date>2015-11-01T17:36:21.213000000</meta:print-date>
    <meta:editing-cycles>19</meta:editing-cycles>
    <meta:editing-duration>PT4H8M48S</meta:editing-duration>
    <meta:document-statistic meta:table-count="5" meta:image-count="1" meta:object-count="0" meta:page-count="2" meta:paragraph-count="91" meta:word-count="294" meta:character-count="2594" meta:non-whitespace-character-count="2349"/>
    <meta:template xlink:type="simple" xlink:actuate="onRequest" xlink:title="" xlink:href="../Carta%20Intestata%20Sinfocom%20Versione%202.odt/Normal"/>
  </office:meta>
</office:document-meta>
</file>